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28cm" svg:stroke-color="#000000" draw:marker-start-width="0.242cm" draw:marker-end-width="0.242cm" draw:fill-color="#72bf44" draw:textarea-horizontal-align="justify" draw:textarea-vertical-align="middle" draw:auto-grow-height="false" fo:min-height="1.25cm" fo:min-width="3.1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d1c24" draw:textarea-horizontal-align="justify" draw:textarea-vertical-align="middle" draw:auto-grow-height="false" fo:min-height="1.35cm" fo:min-width="4.4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00aaad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183cm"/>
    </style:style>
    <style:style style:name="gr9" style:family="graphic" style:parent-style-name="standard">
      <style:graphic-properties draw:stroke="none" svg:stroke-color="#000000" draw:fill="none" draw:fill-color="#ffffff" fo:min-height="1.217cm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standard">
      <style:graphic-properties draw:stroke="none" svg:stroke-color="#000000" draw:fill="none" draw:fill-color="#ffffff" fo:min-height="0.7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0.8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0.866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0066b3" draw:textarea-horizontal-align="justify" draw:textarea-vertical-align="middle" draw:auto-grow-height="false" fo:min-height="0.637cm" fo:min-width="11.956cm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28cm" svg:stroke-color="#000000" draw:marker-start-width="0.242cm" draw:marker-end-width="0.242cm" draw:fill-color="#fdb94d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0.703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009598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1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28cm" svg:stroke-color="#000000" draw:marker-start-width="0.242cm" draw:marker-end-width="0.242cm" draw:fill-color="#579835" draw:textarea-horizontal-align="justify" draw:textarea-vertical-align="middle" draw:auto-grow-height="false" fo:min-height="1.35cm" fo:min-width="3.2cm" fo:padding-top="0.139cm" fo:padding-bottom="0.139cm" fo:padding-left="0.264cm" fo:padding-right="0.264cm"/>
    </style:style>
    <style:style style:name="gr21" style:family="graphic" style:parent-style-name="standard" style:list-style-name="L1">
      <style:graphic-properties svg:stroke-width="0.028cm" svg:stroke-color="#000000" draw:marker-start-width="0.242cm" draw:marker-end-width="0.242cm" draw:fill-color="#72bf44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0.472cm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-color="#72bf44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00aaad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27" style:family="graphic" style:parent-style-name="standard" style:list-style-name="L1">
      <style:graphic-properties svg:stroke-width="0.028cm" svg:stroke-color="#000000" draw:marker-start-width="0.242cm" draw:marker-end-width="0.242cm" draw:fill-color="#72bf44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28" style:family="graphic" style:parent-style-name="standard" style:list-style-name="L1">
      <style:graphic-properties svg:stroke-width="0.028cm" svg:stroke-color="#000000" draw:marker-start-width="0.242cm" draw:marker-end-width="0.242cm" draw:fill="solid" draw:fill-color="#579835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8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2" style:family="graphic" style:parent-style-name="standard">
      <style:graphic-properties draw:stroke="none" svg:stroke-color="#000000" draw:fill="none" draw:fill-color="#ffffff" fo:min-height="1.405cm"/>
    </style:style>
    <style:style style:name="gr33" style:family="graphic" style:parent-style-name="standard" style:list-style-name="L1">
      <style:graphic-properties svg:stroke-width="0.028cm" svg:stroke-color="#000000" draw:marker-start-width="0.242cm" draw:marker-end-width="0.242cm" draw:fill-color="#00aaad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gr34" style:family="graphic" style:parent-style-name="standard" style:list-style-name="L1">
      <style:graphic-properties svg:stroke-width="0.028cm" svg:stroke-color="#000000" draw:marker-start-width="0.242cm" draw:marker-end-width="0.242cm" draw:fill-color="#00aaad" draw:textarea-horizontal-align="justify" draw:textarea-vertical-align="middle" draw:auto-grow-height="false" fo:min-height="1.322cm" fo:min-width="3.172cm" fo:padding-top="0.139cm" fo:padding-bottom="0.139cm" fo:padding-left="0.264cm" fo:padding-right="0.2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  <style:paragraph-properties fo:margin-left="0cm" fo:margin-right="0cm" fo:margin-top="0cm" fo:margin-bottom="0cm" fo:line-height="100%" fo:text-align="center" fo:text-indent="0cm"/>
      <style:text-properties style:font-name="Calibri" fo:font-size="10pt" style:font-size-asian="10pt" style:font-size-complex="10pt"/>
    </style:style>
    <style:style style:name="P4" style:family="paragraph">
      <loext:graphic-properties draw:fill-color="#ed1c24"/>
      <style:paragraph-properties fo:text-align="center"/>
      <style:text-properties fo:color="#ffffff" style:font-name="Calibri"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style:font-name="Calibri"/>
    </style:style>
    <style:style style:name="P6" style:family="paragraph">
      <loext:graphic-properties draw:fill="none"/>
      <style:paragraph-properties fo:text-align="center"/>
      <style:text-properties fo:color="#999999" style:font-name="Calibri" fo:font-size="12pt" style:font-size-asian="12pt" style:font-size-complex="12pt"/>
    </style:style>
    <style:style style:name="P7" style:family="paragraph">
      <style:paragraph-properties fo:text-align="center"/>
      <style:text-properties style:font-name="Calibri"/>
    </style:style>
    <style:style style:name="P8" style:family="paragraph">
      <loext:graphic-properties draw:fill-color="#00aaad"/>
      <style:paragraph-properties fo:text-align="center"/>
      <style:text-properties style:font-name="Calibri"/>
    </style:style>
    <style:style style:name="P9" style:family="paragraph">
      <loext:graphic-properties draw:fill="none" draw:fill-color="#ffffff"/>
      <style:text-properties fo:color="#ce181e" style:font-name="Calibri" fo:font-size="10pt" style:font-size-asian="10pt" style:font-size-complex="10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ce181e" style:font-name="Calibri" fo:font-size="10pt" style:font-size-asian="10pt" style:font-size-complex="10pt"/>
    </style:style>
    <style:style style:name="P12" style:family="paragraph">
      <loext:graphic-properties draw:fill-color="#0066b3"/>
      <style:paragraph-properties fo:text-align="center"/>
      <style:text-properties fo:color="#ffffff" style:font-name="Calibri"/>
    </style:style>
    <style:style style:name="P13" style:family="paragraph">
      <loext:graphic-properties draw:fill-color="#fdb94d"/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14" style:family="paragraph">
      <loext:graphic-properties draw:fill-color="#009598"/>
      <style:paragraph-properties fo:text-align="center"/>
      <style:text-properties fo:color="#ffffff" style:font-name="Calibri"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579835"/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17" style:family="paragraph">
      <loext:graphic-properties draw:fill-color="#72bf44"/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18" style:family="paragraph">
      <loext:graphic-properties draw:fill="none"/>
      <style:paragraph-properties fo:text-align="center"/>
      <style:text-properties fo:color="#ce181e"/>
    </style:style>
    <style:style style:name="P19" style:family="paragraph">
      <loext:graphic-properties draw:fill="solid" draw:fill-color="#579835"/>
      <style:paragraph-properties fo:margin-left="0cm" fo:margin-right="0cm" fo:margin-top="0cm" fo:margin-bottom="0cm" fo:line-height="100%" fo:text-align="center" fo:text-indent="0cm"/>
      <style:text-properties style:font-name="Calibri"/>
    </style:style>
    <style:style style:name="P20" style:family="paragraph">
      <loext:graphic-properties draw:fill="none"/>
      <style:paragraph-properties fo:text-align="center"/>
      <style:text-properties fo:color="#808080" style:font-name="Calibri" fo:font-size="12pt" style:font-size-asian="12pt" style:font-size-complex="12pt"/>
    </style:style>
    <style:style style:name="P21" style:family="paragraph">
      <loext:graphic-properties draw:fill="none" draw:fill-color="#ffffff"/>
      <style:text-properties fo:font-size="20pt"/>
    </style:style>
    <style:style style:name="P22" style:family="paragraph">
      <loext:graphic-properties draw:fill="none" draw:fill-color="#ffffff"/>
      <style:text-properties fo:font-size="20pt" style:font-size-asian="20pt" style:font-size-complex="20pt"/>
    </style:style>
    <style:style style:name="P23" style:family="paragraph">
      <loext:graphic-properties draw:fill-color="#00aaad"/>
      <style:paragraph-properties fo:margin-left="0cm" fo:margin-right="0cm" fo:margin-top="0cm" fo:margin-bottom="0cm" fo:line-height="100%" fo:text-align="center" fo:text-indent="0cm"/>
      <style:text-properties style:font-name="Calibri" fo:font-size="18pt" style:font-size-asian="18pt" style:font-size-complex="18pt"/>
    </style:style>
    <style:style style:name="P24" style:family="paragraph">
      <loext:graphic-properties draw:fill-color="#00aaad"/>
      <style:paragraph-properties fo:text-align="center"/>
      <style:text-properties style:font-name="Calibri" fo:font-size="18pt" style:font-size-asian="18pt" style:font-size-complex="18pt"/>
    </style:style>
    <style:style style:name="T1" style:family="text">
      <style:text-properties fo:color="#ffffff" style:font-name="Calibri" fo:font-size="19pt" style:font-size-asian="19pt" style:font-size-complex="19pt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fo:color="#999999" style:font-name="Calibri" fo:font-size="12pt" style:font-size-asian="12pt" style:font-size-complex="12pt"/>
    </style:style>
    <style:style style:name="T4" style:family="text">
      <style:text-properties style:font-name="Calibri"/>
    </style:style>
    <style:style style:name="T5" style:family="text">
      <style:text-properties fo:color="#ffffff" style:font-name="Calibri"/>
    </style:style>
    <style:style style:name="T6" style:family="text">
      <style:text-properties fo:color="#ce181e" style:font-name="Calibri" fo:font-size="10pt" style:font-size-asian="10pt" style:font-size-complex="10pt"/>
    </style:style>
    <style:style style:name="T7" style:family="text">
      <style:text-properties fo:color="#ffffff" style:font-name="Calibri" fo:font-size="18pt" style:font-size-asian="18pt" style:font-size-complex="18pt"/>
    </style:style>
    <style:style style:name="T8" style:family="text">
      <style:text-properties fo:color="#ce181e"/>
    </style:style>
    <style:style style:name="T9" style:family="text">
      <style:text-properties fo:color="#ce181e" fo:font-size="10pt" style:font-size-asian="10pt" style:font-size-complex="10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Calibri" fo:font-size="10pt" style:font-size-asian="10pt" style:font-size-complex="10pt"/>
    </style:style>
    <style:style style:name="T12" style:family="text">
      <style:text-properties fo:color="#808080" style:font-name="Calibri" fo:font-size="12pt" style:font-size-asian="12pt" style:font-size-complex="12pt"/>
    </style:style>
    <style:style style:name="T13" style:family="text">
      <style:text-properties fo:font-size="20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12" draw:id="id12" draw:layer="layout" svg:width="3.6cm" svg:height="1.5cm" svg:x="15.692cm" svg:y="2.8cm">
          <text:p text:style-name="P1"><text:span text:style-name="T1">PC</text:span></text:p>
          <text:p text:style-name="P2"><text:span text:style-name="T2">(74LS169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9cm" svg:height="1.6cm" svg:x="8.096cm" svg:y="13.399cm">
          <text:p text:style-name="P2"><text:span text:style-name="T1">CTRL <text:s/>ROM</text:span></text:p>
          <draw:enhanced-geometry svg:viewBox="0 0 21600 21600" draw:type="rectangle" draw:enhanced-path="M 0 0 L 21600 0 21600 21600 0 21600 0 0 Z N"/>
        </draw:custom-shape>
        <draw:line draw:style-name="gr3" draw:text-style-name="P5" xml:id="id2" draw:id="id2" draw:layer="layout" svg:x1="2cm" svg:y1="11.2cm" svg:x2="19.1cm" svg:y2="11.2cm">
          <draw:glue-point draw:id="4" svg:x="2.878cm" svg:y="0cm"/>
          <draw:glue-point draw:id="5" svg:x="-2.272cm" svg:y="10cm"/>
          <draw:glue-point draw:id="6" svg:x="0.054cm" svg:y="-1060cm"/>
          <draw:glue-point draw:id="7" svg:x="-0.054cm" svg:y="-1060cm"/>
          <draw:glue-point draw:id="8" svg:x="-3.148cm" svg:y="10cm"/>
          <draw:glue-point draw:id="9" svg:x="-1.203cm" svg:y="10cm"/>
          <draw:glue-point draw:id="10" svg:x="1.666cm" svg:y="10cm"/>
          <draw:glue-point draw:id="11" svg:x="4.064cm" svg:y="0cm"/>
          <draw:glue-point draw:id="12" svg:x="-3.611cm" svg:y="10cm"/>
          <draw:glue-point draw:id="13" svg:x="-1.018cm" svg:y="10cm"/>
          <draw:glue-point draw:id="14" svg:x="-3.611cm" svg:y="10cm"/>
          <draw:glue-point draw:id="15" svg:x="3.796cm" svg:y="10cm"/>
          <draw:glue-point draw:id="16" svg:x="0.925cm" svg:y="10cm"/>
          <draw:glue-point draw:id="17" svg:x="1.491cm" svg:y="1000cm"/>
          <draw:glue-point draw:id="18" svg:x="-4.005cm" svg:y="-1060cm"/>
          <text:p/>
        </draw:line>
        <draw:connector draw:style-name="gr4" draw:text-style-name="P6" draw:layer="layout" svg:x1="17.494cm" svg:y1="7.8cm" svg:x2="17.499cm" svg:y2="11.2cm" draw:start-shape="id1" draw:start-glue-point="2" draw:end-shape="id2" draw:end-glue-point="11" svg:d="M17494 7800v1654h5v1746" svg:viewBox="0 0 6 3401">
          <text:p text:style-name="P2"><text:span text:style-name="T3"><text:s text:c="11"/></text:span><text:span text:style-name="T3">3 bits</text:span></text:p>
        </draw:connector>
        <draw:connector draw:style-name="gr4" draw:text-style-name="P6" draw:layer="layout" svg:x1="10.55cm" svg:y1="11.2cm" svg:x2="10.546cm" svg:y2="13.399cm" draw:start-shape="id2" draw:start-glue-point="0" draw:end-shape="id3" svg:d="M10550 11200v1146h-4v1053" svg:viewBox="0 0 5 2200">
          <text:p text:style-name="P2"><text:span text:style-name="T3"><text:s text:c="13"/></text:span><text:span text:style-name="T3">10 bits</text:span></text:p>
        </draw:connector>
        <draw:connector draw:style-name="gr4" draw:text-style-name="P6" draw:layer="layout" svg:x1="13.103cm" svg:y1="7.786cm" svg:x2="13.099cm" svg:y2="11.2cm" draw:start-shape="id4" draw:start-glue-point="2" draw:end-shape="id2" draw:end-glue-point="17" svg:d="M13103 7786v1661h-4v1753" svg:viewBox="0 0 5 3415">
          <text:p text:style-name="P2"><text:span text:style-name="T3"><text:s text:c="11"/></text:span><text:span text:style-name="T3">2 bits</text:span></text:p>
        </draw:connector>
        <draw:custom-shape draw:style-name="gr5" draw:text-style-name="P7" draw:layer="layout" svg:width="3.7cm" svg:height="1.6cm" svg:x="23.848cm" svg:y="16.114cm">
          <text:p text:style-name="P2"><text:span text:style-name="T4">MULTIPLEX</text:span></text:p>
          <text:p text:style-name="P2"><text:span text:style-name="T2">(74LS253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3.7cm" svg:height="1.6cm" svg:x="25.953cm" svg:y="7.014cm">
          <draw:glue-point draw:id="4" svg:x="-2.221cm" svg:y="-5cm"/>
          <draw:glue-point draw:id="5" svg:x="2.643cm" svg:y="-5cm"/>
          <text:p text:style-name="P2"><text:span text:style-name="T5">MULTIPLEXER</text:span></text:p>
          <text:p text:style-name="P2"><text:span text:style-name="T2">(74LS257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27.803cm" svg:y1="8.614cm" svg:x2="27.797cm" svg:y2="9.714cm" draw:start-shape="id5" draw:start-glue-point="2" draw:end-shape="id6" draw:end-glue-point="0" svg:d="M27803 8614c0 825-6 275-6 1100" svg:viewBox="0 0 7 1101">
          <text:p/>
        </draw:connector>
        <draw:frame draw:style-name="gr8" draw:text-style-name="P9" draw:layer="layout" svg:width="1.2cm" svg:height="1.433cm" svg:x="23.048cm" svg:y="16.081cm">
          <draw:text-box>
            <text:p><text:span text:style-name="T6">S0</text:span></text:p>
            <text:p><text:span text:style-name="T6">S1</text:span></text:p>
            <text:p><text:span text:style-name="T6">OE</text:span></text:p>
          </draw:text-box>
        </draw:frame>
        <draw:frame draw:style-name="gr8" draw:text-style-name="P9" draw:layer="layout" svg:width="1.3cm" svg:height="1.433cm" svg:x="34.3cm" svg:y="16.6cm">
          <draw:text-box>
            <text:p><text:span text:style-name="T6">LO</text:span></text:p>
            <text:p><text:span text:style-name="T6">CO</text:span></text:p>
            <text:p><text:span text:style-name="T6">UP</text:span></text:p>
          </draw:text-box>
        </draw:frame>
        <draw:frame draw:style-name="gr9" draw:text-style-name="P9" draw:layer="layout" svg:width="1.4cm" svg:height="1.467cm" svg:x="14.9cm" svg:y="3.1cm">
          <draw:text-box>
            <text:p><text:span text:style-name="T6">LO</text:span></text:p>
            <text:p><text:span text:style-name="T6">CO</text:span></text:p>
            <text:p><text:span text:style-name="T6">UP</text:span></text:p>
          </draw:text-box>
        </draw:frame>
        <draw:frame draw:style-name="gr10" draw:text-style-name="P9" draw:layer="layout" svg:width="1cm" svg:height="0.645cm" svg:x="25.2cm" svg:y="7.955cm">
          <draw:text-box>
            <text:p><text:span text:style-name="T6">S0</text:span></text:p>
          </draw:text-box>
        </draw:frame>
        <draw:frame draw:style-name="gr11" draw:text-style-name="P9" draw:layer="layout" svg:width="1.1cm" svg:height="1.039cm" svg:x="25.033cm" svg:y="10.2cm">
          <draw:text-box>
            <text:p><text:span text:style-name="T6">WE</text:span></text:p>
            <text:p><text:span text:style-name="T6">OE</text:span></text:p>
          </draw:text-box>
        </draw:frame>
        <draw:frame draw:style-name="gr12" draw:text-style-name="P9" draw:layer="layout" svg:width="1.366cm" svg:height="0.953cm" svg:x="10.5cm" svg:y="6.9cm">
          <draw:text-box>
            <text:p><text:span text:style-name="T6">CO</text:span></text:p>
            <text:p><text:span text:style-name="T6">RST</text:span></text:p>
          </draw:text-box>
        </draw:frame>
        <draw:frame draw:style-name="gr13" draw:text-style-name="P11" draw:layer="layout" svg:width="1.366cm" svg:height="1.304cm" svg:x="35.434cm" svg:y="3.3cm">
          <draw:text-box>
            <text:p text:style-name="P10"><text:span text:style-name="T6">RST</text:span></text:p>
            <text:p text:style-name="P10"><text:span text:style-name="T6">CO</text:span></text:p>
            <text:p text:style-name="P10"><text:span text:style-name="T6">UP</text:span></text:p>
          </draw:text-box>
        </draw:frame>
        <draw:custom-shape draw:style-name="gr14" draw:text-style-name="P12" xml:id="id7" draw:id="id7" draw:layer="layout" svg:width="14.052cm" svg:height="1.7cm" svg:x="22.148cm" svg:y="12.914cm">
          <draw:glue-point draw:id="4" svg:x="2.383cm" svg:y="2.647cm"/>
          <draw:glue-point draw:id="5" svg:x="-2.476cm" svg:y="2.647cm"/>
          <draw:glue-point draw:id="6" svg:x="-2.476cm" svg:y="-2.647cm"/>
          <draw:glue-point draw:id="7" svg:x="0.046cm" svg:y="-2.647cm"/>
          <draw:glue-point draw:id="8" svg:x="-0.835cm" svg:y="-2.729cm"/>
          <draw:glue-point draw:id="9" svg:x="-0.977cm" svg:y="-2.729cm"/>
          <draw:glue-point draw:id="10" svg:x="2.366cm" svg:y="-2.729cm"/>
          <text:p text:style-name="P2"><text:span text:style-name="T5">12-BITS DATA BUS</text:span></text:p>
          <draw:enhanced-geometry svg:viewBox="0 0 21600 21600" draw:mirror-horizontal="false" draw:mirror-vertical="false" draw:text-areas="?f5 ?f1 ?f6 ?f3" draw:type="left-right-arrow" draw:modifiers="2242.55677039529 4990.4761904761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5" draw:layer="layout" draw:type="line" svg:x1="27.797cm" svg:y1="11.314cm" svg:x2="27.802cm" svg:y2="13.301cm" draw:start-shape="id6" draw:start-glue-point="2" draw:end-shape="id7" draw:end-glue-point="9" svg:d="M27797 11314l5 1987" svg:viewBox="0 0 6 1988">
          <text:p/>
        </draw:connector>
        <draw:connector draw:style-name="gr7" draw:text-style-name="P5" draw:layer="layout" draw:type="line" svg:x1="32.522cm" svg:y1="14.213cm" svg:x2="32.569cm" svg:y2="16.2cm" draw:start-shape="id7" draw:start-glue-point="4" draw:end-shape="id8" draw:end-glue-point="0" svg:d="M32522 14213l47 1987" svg:viewBox="0 0 48 1988">
          <text:p/>
        </draw:connector>
        <draw:custom-shape draw:style-name="gr16" draw:text-style-name="P13" xml:id="id8" draw:id="id8" draw:layer="layout" svg:width="3.7cm" svg:height="1.6cm" svg:x="30.719cm" svg:y="16.2cm">
          <text:p text:style-name="P1"><text:span text:style-name="T1">ALU</text:span></text:p>
          <text:p text:style-name="P2"><text:span text:style-name="T2">(74LS169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7cm" svg:height="1.6cm" svg:x="23.848cm" svg:y="16.114cm">
          <text:p text:style-name="P2"><text:span text:style-name="T4">MULTIPLEX</text:span></text:p>
          <text:p text:style-name="P2"><text:span text:style-name="T2">(74LS253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1" draw:id="id11" draw:layer="layout" svg:width="3.7cm" svg:height="1.6cm" svg:x="23.848cm" svg:y="16.114cm">
          <draw:glue-point draw:id="4" svg:x="-2.567cm" svg:y="5cm"/>
          <draw:glue-point draw:id="5" svg:x="2.837cm" svg:y="5cm"/>
          <text:p text:style-name="P2"><text:span text:style-name="T4">MULTIPLEX</text:span></text:p>
          <text:p text:style-name="P2"><text:span text:style-name="T2">(74LS253)</text:span></text:p>
          <draw:enhanced-geometry svg:viewBox="0 0 21600 21600" draw:type="rectangle" draw:enhanced-path="M 0 0 L 21600 0 21600 21600 0 21600 0 0 Z N"/>
        </draw:custom-shape>
        <draw:g>
          <draw:frame draw:style-name="gr17" draw:text-style-name="P9" draw:layer="layout" svg:width="1cm" svg:height="0.953cm" svg:x="36.4cm" svg:y="23.5cm">
            <draw:text-box>
              <text:p><text:span text:style-name="T6">PA</text:span></text:p>
              <text:p><text:span text:style-name="T6">PB</text:span></text:p>
            </draw:text-box>
          </draw:frame>
          <draw:custom-shape draw:style-name="gr18" draw:text-style-name="P14" xml:id="id9" draw:id="id9" draw:layer="layout" svg:width="3.7cm" svg:height="1.6cm" svg:x="32.8cm" svg:y="22.8cm">
            <text:p text:style-name="P2"><text:span text:style-name="T7">I/O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5" draw:layer="layout" svg:x1="34.65cm" svg:y1="24.4cm" svg:x2="24.749cm" svg:y2="17.714cm" draw:start-shape="id9" draw:start-glue-point="2" draw:end-shape="id10" draw:end-glue-point="4" svg:d="M34650 24400v514h-9901v-7200" svg:viewBox="0 0 9902 7201">
          <text:p/>
        </draw:connector>
        <draw:connector draw:style-name="gr7" draw:text-style-name="P15" draw:layer="layout" draw:line-skew="0.399cm" svg:x1="32.569cm" svg:y1="17.8cm" svg:x2="26.747cm" svg:y2="17.714cm" draw:start-shape="id8" draw:start-glue-point="2" draw:end-shape="id11" draw:end-glue-point="5" svg:d="M32569 17800v913h-5822v-999" svg:viewBox="0 0 5823 1000">
          <text:p/>
        </draw:connector>
        <draw:connector draw:style-name="gr7" draw:text-style-name="P15" draw:layer="layout" draw:type="line" svg:x1="25.698cm" svg:y1="16.114cm" svg:x2="25.695cm" svg:y2="14.213cm" draw:start-shape="id11" draw:start-glue-point="0" draw:end-shape="id7" draw:end-glue-point="5" svg:d="M25698 16114l-3-1901" svg:viewBox="0 0 4 1902">
          <text:p/>
        </draw:connector>
        <draw:connector draw:style-name="gr19" draw:text-style-name="P2" draw:layer="layout" draw:line-skew="-1.424cm" svg:x1="17.492cm" svg:y1="4.3cm" svg:x2="20.977cm" svg:y2="8.312cm" draw:start-shape="id12" draw:start-glue-point="2" draw:end-shape="id13" draw:end-glue-point="2" svg:d="M17492 4300v576h3485v3436" svg:viewBox="0 0 3486 4013">
          <text:p/>
        </draw:connector>
        <draw:connector draw:style-name="gr7" draw:text-style-name="P15" xml:id="id13" draw:id="id13" draw:layer="layout" draw:line-skew="0.472cm" svg:x1="20.977cm" svg:y1="8.312cm" svg:x2="25.698cm" svg:y2="17.714cm" draw:end-shape="id10" draw:end-glue-point="2" svg:d="M20977 8312v10388h4721v-986" svg:viewBox="0 0 4722 10389">
          <text:p/>
        </draw:connector>
        <draw:connector draw:style-name="gr7" draw:text-style-name="P15" draw:layer="layout" draw:line-skew="-0.5cm" svg:x1="20.977cm" svg:y1="8.312cm" svg:x2="30.131cm" svg:y2="3.014cm" draw:start-shape="id13" draw:start-glue-point="2" draw:end-shape="id14" draw:end-glue-point="0" svg:d="M20977 8312v-6312h9154v1014" svg:viewBox="0 0 9155 6313">
          <text:p/>
        </draw:connector>
        <draw:connector draw:style-name="gr7" draw:text-style-name="P15" draw:layer="layout" svg:x1="30.131cm" svg:y1="4.614cm" svg:x2="28.78cm" svg:y2="7.014cm" draw:start-shape="id14" draw:start-glue-point="2" draw:end-shape="id5" draw:end-glue-point="5" svg:d="M30131 4614v1200h-1351v1200" svg:viewBox="0 0 1352 2401">
          <text:p/>
        </draw:connector>
        <draw:connector draw:style-name="gr7" draw:text-style-name="P15" draw:layer="layout" svg:x1="25.631cm" svg:y1="4.614cm" svg:x2="26.982cm" svg:y2="7.014cm" draw:start-shape="id15" draw:start-glue-point="2" draw:end-shape="id5" draw:end-glue-point="4" svg:d="M25631 4614v1200h1351v1200" svg:viewBox="0 0 1352 2401">
          <text:p/>
        </draw:connector>
        <draw:custom-shape draw:style-name="gr20" draw:text-style-name="P16" xml:id="id6" draw:id="id6" draw:layer="layout" svg:width="3.7cm" svg:height="1.6cm" svg:x="25.947cm" svg:y="9.714cm">
          <draw:glue-point draw:id="4" svg:x="-2.567cm" svg:y="5cm"/>
          <draw:glue-point draw:id="5" svg:x="2.837cm" svg:y="5cm"/>
          <text:p text:style-name="P1"><text:span text:style-name="T7">RAM</text:span></text:p>
          <text:p text:style-name="P2"><text:span text:style-name="T2">(AS6C6264-55PIN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0" draw:id="id10" draw:layer="layout" svg:width="3.7cm" svg:height="1.6cm" svg:x="23.848cm" svg:y="16.114cm">
          <draw:glue-point draw:id="4" svg:x="-2.567cm" svg:y="5cm"/>
          <draw:glue-point draw:id="5" svg:x="2.837cm" svg:y="5cm"/>
          <text:p text:style-name="P2"><text:span text:style-name="T5">MULTIPLEXER</text:span></text:p>
          <text:p text:style-name="P2"><text:span text:style-name="T2">(74LS253)</text:span></text:p>
          <draw:enhanced-geometry svg:viewBox="0 0 21600 21600" draw:type="rectangle" draw:enhanced-path="M 0 0 L 21600 0 21600 21600 0 21600 0 0 Z N"/>
        </draw:custom-shape>
        <draw:g>
          <draw:frame draw:style-name="gr13" draw:text-style-name="P11" draw:layer="layout" svg:width="1.366cm" svg:height="1.304cm" svg:x="22.934cm" svg:y="3.4cm">
            <draw:text-box>
              <text:p text:style-name="P10"><text:span text:style-name="T6">RST</text:span></text:p>
              <text:p text:style-name="P10"><text:span text:style-name="T6">CO</text:span></text:p>
              <text:p text:style-name="P10"><text:span text:style-name="T6">UP</text:span></text:p>
            </draw:text-box>
          </draw:frame>
          <draw:custom-shape draw:style-name="gr21" draw:text-style-name="P17" xml:id="id15" draw:id="id15" draw:layer="layout" svg:width="3.7cm" svg:height="1.6cm" svg:x="23.781cm" svg:y="3.014cm">
            <draw:glue-point draw:id="4" svg:x="-2.567cm" svg:y="5cm"/>
            <draw:glue-point draw:id="5" svg:x="2.837cm" svg:y="5cm"/>
            <text:p text:style-name="P1"><text:span text:style-name="T1">MAR</text:span></text:p>
            <text:p text:style-name="P1"><text:span text:style-name="T2">(74LS169)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2" draw:text-style-name="P9" draw:layer="layout" svg:width="0.972cm" svg:height="0.953cm" svg:x="27.528cm" svg:y="4cm">
            <draw:text-box>
              <text:p><text:span text:style-name="T6">LO</text:span></text:p>
            </draw:text-box>
          </draw:frame>
          <draw:custom-shape draw:style-name="gr23" draw:text-style-name="P17" xml:id="id14" draw:id="id14" draw:layer="layout" svg:width="3.7cm" svg:height="1.6cm" svg:x="28.281cm" svg:y="3.014cm">
            <draw:glue-point draw:id="4" svg:x="-2.567cm" svg:y="5cm"/>
            <draw:glue-point draw:id="5" svg:x="2.837cm" svg:y="5cm"/>
            <text:p text:style-name="P1"><text:span text:style-name="T1">LAR</text:span></text:p>
            <text:p text:style-name="P1"><text:span text:style-name="T2">(74LS169)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2" xml:id="id16" draw:id="id16" draw:layer="layout" svg:x1="25.695cm" svg:y1="13.315cm" svg:x2="22.325cm" svg:y2="10.054cm" draw:start-shape="id7" draw:start-glue-point="6" svg:d="M25695 13315v-2088h-3370v-1173" svg:viewBox="0 0 3371 3262">
          <text:p/>
        </draw:connector>
        <draw:connector draw:style-name="gr7" draw:text-style-name="P15" draw:layer="layout" draw:line-skew="1.498cm" svg:x1="22.325cm" svg:y1="10.054cm" svg:x2="19.292cm" svg:y2="3.55cm" draw:start-shape="id16" draw:start-glue-point="3" draw:end-shape="id12" draw:end-glue-point="1" svg:d="M22325 10054h-25v-6504h-3008" svg:viewBox="0 0 3034 6505">
          <text:p/>
        </draw:connector>
        <draw:connector draw:style-name="gr7" draw:text-style-name="P15" draw:layer="layout" svg:x1="17.492cm" svg:y1="4.3cm" svg:x2="17.494cm" svg:y2="6.2cm" draw:start-shape="id12" draw:start-glue-point="2" draw:end-shape="id1" draw:end-glue-point="0" svg:d="M17492 4300v950h2v950" svg:viewBox="0 0 3 1901">
          <text:p/>
        </draw:connector>
        <draw:connector draw:style-name="gr24" draw:text-style-name="P15" draw:layer="layout" draw:type="line" svg:x1="10.546cm" svg:y1="14.999cm" svg:x2="10.546cm" svg:y2="17.1cm" draw:start-shape="id3" draw:start-glue-point="2" draw:end-shape="id17" draw:end-glue-point="0" svg:d="M10546 14999v2101" svg:viewBox="0 0 1 2102">
          <text:p/>
        </draw:connector>
        <draw:line draw:style-name="gr25" draw:text-style-name="P18" xml:id="id17" draw:id="id17" draw:layer="layout" svg:x1="8.896cm" svg:y1="17.1cm" svg:x2="12.196cm" svg:y2="17.1cm">
          <text:p text:style-name="P2"><text:span text:style-name="T8"/></text:p>
          <text:p text:style-name="P2"><text:span text:style-name="T8"/></text:p>
          <text:p text:style-name="P2"><text:span text:style-name="T8">CTRL SIGS</text:span></text:p>
          <text:p text:style-name="P2"><text:span text:style-name="T9">x27</text:span></text:p>
        </draw:line>
        <draw:custom-shape draw:style-name="gr26" draw:text-style-name="P8" xml:id="id18" draw:id="id18" draw:layer="layout" svg:width="3.7cm" svg:height="1.6cm" svg:x="6.644cm" svg:y="6.3cm">
          <draw:glue-point draw:id="4" svg:x="-2.221cm" svg:y="-5cm"/>
          <draw:glue-point draw:id="5" svg:x="2.643cm" svg:y="-5cm"/>
          <text:p text:style-name="P2"><text:span text:style-name="T5">FLAG REG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xml:id="id4" draw:id="id4" draw:layer="layout" svg:width="3.7cm" svg:height="1.6cm" svg:x="11.253cm" svg:y="6.186cm">
          <draw:glue-point draw:id="4" svg:x="-2.221cm" svg:y="-5cm"/>
          <draw:glue-point draw:id="5" svg:x="2.643cm" svg:y="-5cm"/>
          <text:p text:style-name="P1"><text:span text:style-name="T1">PHASE</text:span></text:p>
          <text:p text:style-name="P2"><text:span text:style-name="T10">(</text:span><text:span text:style-name="T11">74LS169)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9" draw:id="id19" draw:layer="layout" svg:width="3.7cm" svg:height="1.6cm" svg:x="36.3cm" svg:y="3cm">
          <draw:glue-point draw:id="4" svg:x="-2.221cm" svg:y="-5cm"/>
          <draw:glue-point draw:id="5" svg:x="2.643cm" svg:y="-5cm"/>
          <text:p text:style-name="P1"><text:span text:style-name="T7">LPC</text:span></text:p>
          <text:p text:style-name="P2"><text:span text:style-name="T11">(74LS169)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1" draw:id="id1" draw:layer="layout" svg:width="3.7cm" svg:height="1.6cm" svg:x="15.644cm" svg:y="6.2cm">
          <draw:glue-point draw:id="4" svg:x="-2.221cm" svg:y="-5cm"/>
          <draw:glue-point draw:id="5" svg:x="2.643cm" svg:y="-5cm"/>
          <text:p text:style-name="P1"><text:span text:style-name="T1">PRG ROM</text:span></text:p>
          <text:p text:style-name="P1"><text:span text:style-name="T11">(28C64)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svg:x1="8.494cm" svg:y1="7.9cm" svg:x2="8.493cm" svg:y2="11.2cm" draw:start-shape="id18" draw:start-glue-point="2" draw:end-shape="id2" draw:end-glue-point="9" svg:d="M8494 7900v1604h-1v1696" svg:viewBox="0 0 2 3301">
          <text:p text:style-name="P2"><text:span text:style-name="T12"><text:s text:c="11"/></text:span><text:span text:style-name="T12">5 bits</text:span></text:p>
        </draw:connector>
        <draw:line draw:style-name="gr29" draw:text-style-name="P15" draw:layer="layout" svg:x1="20.4cm" svg:y1="1cm" svg:x2="20.4cm" svg:y2="28.7cm">
          <text:p/>
        </draw:line>
        <draw:frame draw:style-name="gr30" draw:text-style-name="P21" draw:layer="layout" svg:width="6.352cm" svg:height="1.038cm" svg:x="27.9cm" svg:y="25.8cm">
          <draw:text-box>
            <text:p><text:span text:style-name="T13">PROCESS LOGIC</text:span></text:p>
          </draw:text-box>
        </draw:frame>
        <draw:frame draw:style-name="gr31" draw:text-style-name="P22" draw:layer="layout" svg:width="9.199cm" svg:height="1.825cm" svg:x="7.101cm" svg:y="25.8cm">
          <draw:text-box>
            <text:p><text:span text:style-name="T14">CONTROL LOGIC</text:span></text:p>
          </draw:text-box>
        </draw:frame>
        <draw:frame draw:style-name="gr32" draw:text-style-name="P11" draw:layer="layout" svg:width="1.4cm" svg:height="1.655cm" svg:x="5.4cm" svg:y="6.3cm">
          <draw:text-box>
            <text:p text:style-name="P10"><text:span text:style-name="T6">SLT</text:span></text:p>
            <text:p text:style-name="P10"><text:span text:style-name="T6">ELT</text:span></text:p>
            <text:p text:style-name="P10"><text:span text:style-name="T6">ACT</text:span></text:p>
            <text:p text:style-name="P10"><text:span text:style-name="T6">BZL</text:span></text:p>
          </draw:text-box>
        </draw:frame>
        <draw:custom-shape draw:style-name="gr33" draw:text-style-name="P23" xml:id="id20" draw:id="id20" draw:layer="layout" svg:width="3.7cm" svg:height="1.6cm" svg:x="36.3cm" svg:y="5.8cm">
          <draw:glue-point draw:id="4" svg:x="-2.221cm" svg:y="-5cm"/>
          <draw:glue-point draw:id="5" svg:x="2.643cm" svg:y="-5cm"/>
          <text:p text:style-name="P1"><text:span text:style-name="T7">ZERO</text:span></text:p>
          <text:p text:style-name="P1"><text:span text:style-name="T7">CHECKER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type="line" svg:x1="38.15cm" svg:y1="4.6cm" svg:x2="38.15cm" svg:y2="5.8cm" draw:start-shape="id19" draw:start-glue-point="2" draw:end-shape="id20" draw:end-glue-point="0" svg:d="M38150 4600v1200" svg:viewBox="0 0 1 1201">
          <text:p/>
        </draw:connector>
        <draw:custom-shape draw:style-name="gr34" draw:text-style-name="P23" xml:id="id21" draw:id="id21" draw:layer="layout" svg:width="3.7cm" svg:height="1.6cm" svg:x="30.6cm" svg:y="9.7cm">
          <draw:glue-point draw:id="4" svg:x="-2.221cm" svg:y="-5cm"/>
          <draw:glue-point draw:id="5" svg:x="2.643cm" svg:y="-5cm"/>
          <text:p text:style-name="P1"><text:span text:style-name="T7">ZERO</text:span></text:p>
          <text:p text:style-name="P1"><text:span text:style-name="T7">CHECKER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type="line" svg:x1="32.498cm" svg:y1="13.301cm" svg:x2="32.45cm" svg:y2="11.3cm" draw:start-shape="id7" draw:start-glue-point="10" draw:end-shape="id21" draw:end-glue-point="2" svg:d="M32498 13301l-48-2001" svg:viewBox="0 0 49 2002">
          <text:p/>
        </draw:connector>
        <draw:connector draw:style-name="gr4" draw:text-style-name="P6" draw:layer="layout" svg:x1="3.706cm" svg:y1="8cm" svg:x2="3.702cm" svg:y2="11.2cm" draw:start-shape="id22" draw:start-glue-point="2" draw:end-shape="id2" draw:end-glue-point="18" svg:d="M3706 8000v1554h-4v1646" svg:viewBox="0 0 5 3201">
          <text:p text:style-name="P2"><text:span text:style-name="T3"><text:s text:c="11"/></text:span><text:span text:style-name="T3">1 bit</text:span></text:p>
        </draw:connector>
        <draw:custom-shape draw:style-name="gr26" draw:text-style-name="P24" xml:id="id22" draw:id="id22" draw:layer="layout" svg:width="3.7cm" svg:height="1.6cm" svg:x="1.856cm" svg:y="6.4cm">
          <draw:glue-point draw:id="4" svg:x="-2.221cm" svg:y="-5cm"/>
          <draw:glue-point draw:id="5" svg:x="2.643cm" svg:y="-5cm"/>
          <text:p text:style-name="P2"><text:span text:style-name="T7">ZERO</text:span></text:p>
          <text:p text:style-name="P2"><text:span text:style-name="T7">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3" draw:id="id23" draw:layer="layout" svg:width="3.7cm" svg:height="1.6cm" svg:x="32.8cm" svg:y="19.6cm">
          <draw:glue-point draw:id="4" svg:x="-2.221cm" svg:y="-5cm"/>
          <draw:glue-point draw:id="5" svg:x="2.643cm" svg:y="-5cm"/>
          <text:p text:style-name="P2"><text:span text:style-name="T5">MULTIPLEXER</text:span></text:p>
          <text:p text:style-name="P2"><text:span text:style-name="T2">(74LS257)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svg:x1="32.569cm" svg:y1="17.8cm" svg:x2="33.829cm" svg:y2="19.6cm" draw:start-shape="id8" draw:start-glue-point="2" draw:end-shape="id23" draw:end-glue-point="4" svg:d="M32569 17800v900h1260v900" svg:viewBox="0 0 1261 1801">
          <text:p/>
        </draw:connector>
        <draw:connector draw:style-name="gr7" draw:text-style-name="P15" draw:layer="layout" draw:type="line" svg:x1="34.65cm" svg:y1="21.2cm" svg:x2="34.65cm" svg:y2="22.8cm" draw:start-shape="id23" draw:start-glue-point="2" draw:end-shape="id9" draw:end-glue-point="0" svg:d="M34650 21200v1600" svg:viewBox="0 0 1 1601">
          <text:p/>
        </draw:connector>
        <draw:connector draw:style-name="gr19" draw:text-style-name="P2" xml:id="id24" draw:id="id24" draw:layer="layout" svg:x1="32.522cm" svg:y1="14.213cm" svg:x2="35.587cm" svg:y2="15.319cm" draw:start-shape="id7" draw:start-glue-point="4" svg:d="M32522 14213v1011h3065v95" svg:viewBox="0 0 3066 1107">
          <text:p/>
        </draw:connector>
        <draw:connector draw:style-name="gr7" draw:text-style-name="P15" draw:layer="layout" draw:type="line" svg:x1="35.587cm" svg:y1="15.319cm" svg:x2="35.627cm" svg:y2="19.6cm" draw:start-shape="id24" draw:start-glue-point="3" draw:end-shape="id23" draw:end-glue-point="5" svg:d="M35587 15319l40 4281" svg:viewBox="0 0 41 4282">
          <text:p/>
        </draw:connector>
        <draw:connector draw:style-name="gr7" draw:text-style-name="P15" draw:layer="layout" draw:line-skew="-4.386cm" svg:x1="32.45cm" svg:y1="9.7cm" svg:x2="8.494cm" svg:y2="6.3cm" draw:start-shape="id21" draw:start-glue-point="0" draw:end-shape="id18" draw:end-glue-point="0" svg:d="M32450 9700v-8300h-23956v4900" svg:viewBox="0 0 23957 8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15:33:43.212000000</meta:creation-date>
    <dc:date>2019-08-30T19:12:26.470000000</dc:date>
    <meta:editing-duration>PT7H3M57S</meta:editing-duration>
    <meta:editing-cycles>30</meta:editing-cycles>
    <meta:generator>LibreOffice/6.0.7.3$Windows_X86_64 LibreOffice_project/dc89aa7a9eabfd848af146d5086077aeed2ae4a5</meta:generator>
    <meta:document-statistic meta:object-count="67"/>
  </office:meta>
</office:document-meta>
</file>